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B000002178286BF9C92729B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7929in" draw:z-index="0"><draw:image xlink:href="Pictures/10000201000002EB000002178286BF9C92729BE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5:51:06.191502213</meta:creation-date>
    <dc:date>2019-12-21T15:51:44.453597951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